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ascadia Mono" fo:font-size="9.5pt" style:font-size-asian="9.5pt"/>
    </style:style>
    <style:style style:name="T1" style:family="text">
      <style:text-properties fo:color="#808080" loext:opacity="100%" style:font-name="Cascadia Mono" fo:font-size="9.5pt" style:font-size-asian="9.5pt"/>
    </style:style>
    <style:style style:name="T2" style:family="text">
      <style:text-properties fo:color="#000000" loext:opacity="100%" style:font-name="Cascadia Mono" fo:font-size="9.5pt" style:font-size-asian="9.5pt"/>
    </style:style>
    <style:style style:name="T3" style:family="text">
      <style:text-properties fo:color="#a31515" loext:opacity="100%" style:font-name="Cascadia Mono" fo:font-size="9.5pt" style:font-size-asian="9.5pt"/>
    </style:style>
    <style:style style:name="T4" style:family="text">
      <style:text-properties fo:color="#0000ff" loext:opacity="100%" style:font-name="Cascadia Mono" fo:font-size="9.5pt" style:font-size-asian="9.5pt"/>
    </style:style>
    <style:style style:name="T5" style:family="text">
      <style:text-properties fo:color="#008000" loext:opacity="100%" style:font-name="Cascadia Mono" fo:font-size="9.5pt" style:font-size-asian="9.5pt"/>
    </style:style>
    <style:style style:name="T6" style:family="text">
      <style:text-properties fo:color="#2b91af" loext:opacity="100%" style:font-name="Cascadia Mono" fo:font-size="9.5pt" style:font-size-asian="9.5pt"/>
    </style:style>
    <style:style style:name="T7" style:family="text">
      <style:text-properties fo:color="#008080" loext:opacity="100%" style:font-name="Cascadia Mono" fo:font-size="9.5pt" style:font-size-asian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2"><text:span text:style-name="T1">#include</text:span><text:span text:style-name="T2"> </text:span><text:span text:style-name="T3">&lt;fstream&gt;</text:span><text:span text:style-name="T2"> </text:span></text:p>
      <text:p text:style-name="Standard" loext:marker-style-name="T2"><text:span text:style-name="T1">#include</text:span><text:span text:style-name="T2"> </text:span><text:span text:style-name="T3">&lt;iostream&gt;</text:span><text:span text:style-name="T2"> </text:span></text:p>
      <text:p text:style-name="Standard" loext:marker-style-name="T2"><text:span text:style-name="T1">#include</text:span><text:span text:style-name="T2"> </text:span><text:span text:style-name="T3">&lt;fstream&gt;</text:span><text:span text:style-name="T2"> </text:span></text:p>
      <text:p text:style-name="Standard" loext:marker-style-name="T2"><text:span text:style-name="T1">#include</text:span><text:span text:style-name="T2"> </text:span><text:span text:style-name="T3">&lt;string&gt;</text:span><text:span text:style-name="T2"> <text:s text:c="2"/></text:span></text:p>
      <text:p text:style-name="Standard" loext:marker-style-name="T2"><text:span text:style-name="T1">#include</text:span><text:span text:style-name="T2"> </text:span><text:span text:style-name="T3">&lt;vector&gt;</text:span><text:span text:style-name="T2"> </text:span></text:p>
      <text:p text:style-name="Standard" loext:marker-style-name="T2"><text:span text:style-name="T4">using</text:span><text:span text:style-name="T2"> </text:span><text:span text:style-name="T4">namespace</text:span><text:span text:style-name="T2"> std;</text:span></text:p>
      <text:p text:style-name="P1" loext:marker-style-name="T2"/>
      <text:p text:style-name="Standard" loext:marker-style-name="T2"><text:span text:style-name="T5">///////////////////////////////////////////////////////////////////</text:span><text:span text:style-name="T2"/></text:p>
      <text:p text:style-name="Standard" loext:marker-style-name="T2"><text:span text:style-name="T4">class</text:span><text:span text:style-name="T2"> </text:span><text:span text:style-name="T6">Point</text:span><text:span text:style-name="T2"> {</text:span></text:p>
      <text:p text:style-name="Standard" loext:marker-style-name="T2"><text:span text:style-name="T4">public</text:span><text:span text:style-name="T2">:</text:span></text:p>
      <text:p text:style-name="Standard" loext:marker-style-name="T2"><text:span text:style-name="T2"><text:s text:c="4"/></text:span><text:span text:style-name="T4">int</text:span><text:span text:style-name="T2"> x, y;</text:span></text:p>
      <text:p text:style-name="P1" loext:marker-style-name="T2"/>
      <text:p text:style-name="Standard" loext:marker-style-name="T2"><text:span text:style-name="T2"><text:s text:c="4"/>Point(</text:span><text:span text:style-name="T4">int</text:span><text:span text:style-name="T2"> </text:span><text:span text:style-name="T1">x</text:span><text:span text:style-name="T2">, </text:span><text:span text:style-name="T4">int</text:span><text:span text:style-name="T2"> </text:span><text:span text:style-name="T1">y</text:span><text:span text:style-name="T2">) : x(</text:span><text:span text:style-name="T1">x</text:span><text:span text:style-name="T2">), y(</text:span><text:span text:style-name="T1">y</text:span><text:span text:style-name="T2">) {}</text:span></text:p>
      <text:p text:style-name="P1" loext:marker-style-name="T2"/>
      <text:p text:style-name="Standard" loext:marker-style-name="T2"><text:span text:style-name="T2"><text:s text:c="4"/></text:span><text:span text:style-name="T4">bool</text:span><text:span text:style-name="T2"> </text:span><text:span text:style-name="T7">operator!=</text:span><text:span text:style-name="T2">(</text:span><text:span text:style-name="T4">const</text:span><text:span text:style-name="T2"> </text:span><text:span text:style-name="T6">Point</text:span><text:span text:style-name="T2">&amp; </text:span><text:span text:style-name="T1">p2</text:span><text:span text:style-name="T2">) </text:span><text:span text:style-name="T4">const</text:span><text:span text:style-name="T2"> {</text:span></text:p>
      <text:p text:style-name="Standard" loext:marker-style-name="T2"><text:span text:style-name="T2"><text:s text:c="8"/></text:span><text:span text:style-name="T4">return</text:span><text:span text:style-name="T2"> </text:span><text:span text:style-name="T4">this</text:span><text:span text:style-name="T2">-&gt;x * </text:span><text:span text:style-name="T4">this</text:span><text:span text:style-name="T2">-&gt;y != </text:span><text:span text:style-name="T1">p2</text:span><text:span text:style-name="T2">.x * </text:span><text:span text:style-name="T1">p2</text:span><text:span text:style-name="T2">.y;</text:span></text:p>
      <text:p text:style-name="Standard" loext:marker-style-name="T2"><text:span text:style-name="T2"><text:s text:c="4"/>}</text:span><text:span text:style-name="T2"/></text:p>
      <text:p text:style-name="P1" loext:marker-style-name="T2"/>
      <text:p text:style-name="Standard" loext:marker-style-name="T2"><text:span text:style-name="T2"><text:s text:c="4"/></text:span><text:span text:style-name="T4">bool</text:span><text:span text:style-name="T2"> </text:span><text:span text:style-name="T7">operator&lt;</text:span><text:span text:style-name="T2">(</text:span><text:span text:style-name="T4">const</text:span><text:span text:style-name="T2"> </text:span><text:span text:style-name="T6">Point</text:span><text:span text:style-name="T2">&amp; </text:span><text:span text:style-name="T1">p2</text:span><text:span text:style-name="T2">) </text:span><text:span text:style-name="T4">const</text:span><text:span text:style-name="T2"> {</text:span></text:p>
      <text:p text:style-name="Standard" loext:marker-style-name="T2"><text:span text:style-name="T2"><text:s text:c="8"/></text:span><text:span text:style-name="T4">return</text:span><text:span text:style-name="T2"> </text:span><text:span text:style-name="T4">this</text:span><text:span text:style-name="T2">-&gt;x * </text:span><text:span text:style-name="T4">this</text:span><text:span text:style-name="T2">-&gt;y &lt; </text:span><text:span text:style-name="T1">p2</text:span><text:span text:style-name="T2">.x * </text:span><text:span text:style-name="T1">p2</text:span><text:span text:style-name="T2">.y;</text:span></text:p>
      <text:p text:style-name="Standard" loext:marker-style-name="T2"><text:span text:style-name="T2"><text:s text:c="4"/>}</text:span><text:span text:style-name="T2"/></text:p>
      <text:p text:style-name="P1" loext:marker-style-name="T2"/>
      <text:p text:style-name="Standard" loext:marker-style-name="T2"><text:span text:style-name="T2"><text:s text:c="4"/></text:span><text:span text:style-name="T4">bool</text:span><text:span text:style-name="T2"> </text:span><text:span text:style-name="T7">operator&gt;</text:span><text:span text:style-name="T2">(</text:span><text:span text:style-name="T4">const</text:span><text:span text:style-name="T2"> </text:span><text:span text:style-name="T6">Point</text:span><text:span text:style-name="T2">&amp; </text:span><text:span text:style-name="T1">p2</text:span><text:span text:style-name="T2">) </text:span><text:span text:style-name="T4">const</text:span><text:span text:style-name="T2"> {</text:span></text:p>
      <text:p text:style-name="Standard" loext:marker-style-name="T2"><text:span text:style-name="T2"><text:s text:c="8"/></text:span><text:span text:style-name="T4">return</text:span><text:span text:style-name="T2"> </text:span><text:span text:style-name="T4">this</text:span><text:span text:style-name="T2">-&gt;x * </text:span><text:span text:style-name="T4">this</text:span><text:span text:style-name="T2">-&gt;y &gt; </text:span><text:span text:style-name="T1">p2</text:span><text:span text:style-name="T2">.x * </text:span><text:span text:style-name="T1">p2</text:span><text:span text:style-name="T2">.y;</text:span></text:p>
      <text:p text:style-name="Standard" loext:marker-style-name="T2"><text:span text:style-name="T2"><text:s text:c="4"/>}</text:span><text:span text:style-name="T2"/></text:p>
      <text:p text:style-name="P1" loext:marker-style-name="T2"/>
      <text:p text:style-name="Standard" loext:marker-style-name="T2"><text:span text:style-name="T2"><text:s text:c="4"/></text:span><text:span text:style-name="T4">bool</text:span><text:span text:style-name="T2"> </text:span><text:span text:style-name="T7">operator&lt;=</text:span><text:span text:style-name="T2">(</text:span><text:span text:style-name="T4">const</text:span><text:span text:style-name="T2"> </text:span><text:span text:style-name="T6">Point</text:span><text:span text:style-name="T2">&amp; </text:span><text:span text:style-name="T1">p2</text:span><text:span text:style-name="T2">) </text:span><text:span text:style-name="T4">const</text:span><text:span text:style-name="T2"> {</text:span></text:p>
      <text:p text:style-name="Standard" loext:marker-style-name="T2"><text:span text:style-name="T2"><text:s text:c="8"/></text:span><text:span text:style-name="T4">return</text:span><text:span text:style-name="T2"> </text:span><text:span text:style-name="T4">this</text:span><text:span text:style-name="T2">-&gt;x * </text:span><text:span text:style-name="T4">this</text:span><text:span text:style-name="T2">-&gt;y &lt;= </text:span><text:span text:style-name="T1">p2</text:span><text:span text:style-name="T2">.x * </text:span><text:span text:style-name="T1">p2</text:span><text:span text:style-name="T2">.y;</text:span></text:p>
      <text:p text:style-name="Standard" loext:marker-style-name="T2"><text:span text:style-name="T2"><text:s text:c="4"/>}</text:span><text:span text:style-name="T2"/></text:p>
      <text:p text:style-name="P1" loext:marker-style-name="T2"/>
      <text:p text:style-name="Standard" loext:marker-style-name="T2"><text:span text:style-name="T2"><text:s text:c="4"/></text:span><text:span text:style-name="T4">bool</text:span><text:span text:style-name="T2"> </text:span><text:span text:style-name="T7">operator&gt;=</text:span><text:span text:style-name="T2">(</text:span><text:span text:style-name="T4">const</text:span><text:span text:style-name="T2"> </text:span><text:span text:style-name="T6">Point</text:span><text:span text:style-name="T2">&amp; </text:span><text:span text:style-name="T1">p2</text:span><text:span text:style-name="T2">) </text:span><text:span text:style-name="T4">const</text:span><text:span text:style-name="T2"> {</text:span></text:p>
      <text:p text:style-name="Standard" loext:marker-style-name="T2"><text:span text:style-name="T2"><text:s text:c="8"/></text:span><text:span text:style-name="T4">return</text:span><text:span text:style-name="T2"> </text:span><text:span text:style-name="T4">this</text:span><text:span text:style-name="T2">-&gt;x * </text:span><text:span text:style-name="T4">this</text:span><text:span text:style-name="T2">-&gt;y &gt;= </text:span><text:span text:style-name="T1">p2</text:span><text:span text:style-name="T2">.x * </text:span><text:span text:style-name="T1">p2</text:span><text:span text:style-name="T2">.y;</text:span></text:p>
      <text:p text:style-name="Standard" loext:marker-style-name="T2"><text:span text:style-name="T2"><text:s text:c="4"/>}</text:span><text:span text:style-name="T2"/></text:p>
      <text:p text:style-name="Standard" loext:marker-style-name="T2"><text:span text:style-name="T2">};</text:span><text:span text:style-name="T2"/></text:p>
      <text:p text:style-name="Standard" loext:marker-style-name="T2"><text:span text:style-name="T5">///////////////////////////////////////////////////////////////////</text:span><text:span text:style-name="T2"/></text:p>
      <text:p text:style-name="P1" loext:marker-style-name="T2"/>
      <text:p text:style-name="Standard" loext:marker-style-name="T2"><text:span text:style-name="T4">int</text:span><text:span text:style-name="T2"> main() {</text:span></text:p>
      <text:p text:style-name="Standard" loext:marker-style-name="T2"><text:span text:style-name="T2"><text:s text:c="4"/>setlocale(0, </text:span><text:span text:style-name="T3">"ru"</text:span><text:span text:style-name="T2">);</text:span></text:p>
      <text:p text:style-name="Standard" loext:marker-style-name="T2"><text:span text:style-name="T2"><text:s text:c="4"/></text:span><text:span text:style-name="T6">vector</text:span><text:span text:style-name="T2">&lt;</text:span><text:span text:style-name="T6">Point</text:span><text:span text:style-name="T2">&gt; points;</text:span></text:p>
      <text:p text:style-name="P1" loext:marker-style-name="T2"/>
      <text:p text:style-name="P1" loext:marker-style-name="T2"/>
      <text:p text:style-name="Standard" loext:marker-style-name="T2"><text:span text:style-name="T2"><text:s text:c="4"/></text:span><text:span text:style-name="T5">///////////////////////////////////////////////////////////////////</text:span></text:p>
      <text:p text:style-name="Standard" loext:marker-style-name="T2"><text:span text:style-name="T2"><text:s text:c="4"/></text:span><text:span text:style-name="T5">// Создание 10 точек со случайными координатами</text:span></text:p>
      <text:p text:style-name="Standard" loext:marker-style-name="T2"><text:span text:style-name="T2"><text:s text:c="4"/></text:span><text:span text:style-name="T4">for</text:span><text:span text:style-name="T2"> (</text:span><text:span text:style-name="T4">int</text:span><text:span text:style-name="T2"> i = 0; i &lt; 10; ++i) {</text:span></text:p>
      <text:p text:style-name="Standard" loext:marker-style-name="T2"><text:span text:style-name="T2"><text:s text:c="8"/>points.push_back(</text:span><text:span text:style-name="T6">Point</text:span><text:span text:style-name="T2">(rand() % 101, rand() % 101));</text:span></text:p>
      <text:p text:style-name="Standard" loext:marker-style-name="T2"><text:span text:style-name="T2"><text:s text:c="4"/>}</text:span><text:span text:style-name="T2"/></text:p>
      <text:p text:style-name="Standard" loext:marker-style-name="T2"><text:span text:style-name="T2"><text:s text:c="4"/></text:span><text:span text:style-name="T5">///////////////////////////////////////////////////////////////////</text:span></text:p>
      <text:p text:style-name="P1" loext:marker-style-name="T2"/>
      <text:p text:style-name="P1" loext:marker-style-name="T2"/>
      <text:p text:style-name="P1" loext:marker-style-name="T2"/>
      <text:p text:style-name="Standard" loext:marker-style-name="T2"><text:span text:style-name="T2"><text:s text:c="4"/></text:span><text:span text:style-name="T5">///////////////////////////////////////////////////////////////////</text:span></text:p>
      <text:p text:style-name="Standard" loext:marker-style-name="T2"><text:span text:style-name="T2"><text:s text:c="4"/></text:span><text:span text:style-name="T5">// Вывод координат всех точек</text:span></text:p>
      <text:p text:style-name="Standard" loext:marker-style-name="T2"><text:span text:style-name="T2"><text:s text:c="4"/></text:span><text:span text:style-name="T4">for</text:span><text:span text:style-name="T2"> (</text:span><text:span text:style-name="T4">const</text:span><text:span text:style-name="T2"> </text:span><text:span text:style-name="T6">Point</text:span><text:span text:style-name="T2">&amp; point : points) {</text:span></text:p>
      <text:p text:style-name="Standard" loext:marker-style-name="T2"><text:span text:style-name="T2"><text:s text:c="8"/>cout </text:span><text:span text:style-name="T7">&lt;&lt;</text:span><text:span text:style-name="T2"> </text:span><text:span text:style-name="T3">"Точки: ("</text:span><text:span text:style-name="T2"> </text:span><text:span text:style-name="T7">&lt;&lt;</text:span><text:span text:style-name="T2"> point.x </text:span><text:span text:style-name="T7">&lt;&lt;</text:span><text:span text:style-name="T2"> </text:span><text:span text:style-name="T3">", "</text:span><text:span text:style-name="T2"> </text:span><text:span text:style-name="T7">&lt;&lt;</text:span><text:span text:style-name="T2"> point.y </text:span><text:span text:style-name="T7">&lt;&lt;</text:span><text:span text:style-name="T2"> </text:span><text:span text:style-name="T3">")"</text:span><text:span text:style-name="T2"> </text:span><text:span text:style-name="T7">&lt;&lt;</text:span><text:span text:style-name="T2"> endl;</text:span></text:p>
      <text:p text:style-name="Standard" loext:marker-style-name="T2"><text:span text:style-name="T2"><text:s text:c="4"/>}</text:span><text:span text:style-name="T2"/></text:p>
      <text:p text:style-name="Standard" loext:marker-style-name="T2"><text:span text:style-name="T2"><text:s text:c="4"/></text:span><text:span text:style-name="T5">///////////////////////////////////////////////////////////////////</text:span></text:p>
      <text:p text:style-name="P1" loext:marker-style-name="T2"/>
      <text:p text:style-name="P1" loext:marker-style-name="T2"/>
      <text:p text:style-name="P1" loext:marker-style-name="T2"/>
      <text:p text:style-name="Standard" loext:marker-style-name="T2"><text:span text:style-name="T2"><text:s text:c="4"/></text:span><text:span text:style-name="T5">///////////////////////////////////////////////////////////////////</text:span></text:p>
      <text:p text:style-name="Standard" loext:marker-style-name="T2"><text:span text:style-name="T2"><text:s text:c="4"/></text:span><text:span text:style-name="T5">// Поиск точки с наибольшими координатами</text:span></text:p>
      <text:p text:style-name="Standard" loext:marker-style-name="T2"><text:span text:style-name="T2"><text:s text:c="4"/></text:span><text:span text:style-name="T6">Point</text:span><text:span text:style-name="T2"> maxPoint = points</text:span><text:span text:style-name="T7">[</text:span><text:span text:style-name="T2">0</text:span><text:span text:style-name="T7">]</text:span><text:span text:style-name="T2">;</text:span></text:p>
      <text:p text:style-name="Standard" loext:marker-style-name="T2"><text:span text:style-name="T2"><text:s text:c="4"/></text:span><text:span text:style-name="T4">for</text:span><text:span text:style-name="T2"> (</text:span><text:span text:style-name="T4">const</text:span><text:span text:style-name="T2"> </text:span><text:span text:style-name="T6">Point</text:span><text:span text:style-name="T2">&amp; point : points) {</text:span></text:p>
      <text:p text:style-name="Standard" loext:marker-style-name="T2"><text:span text:style-name="T2"><text:s text:c="8"/></text:span><text:span text:style-name="T4">if</text:span><text:span text:style-name="T2"> (point </text:span><text:span text:style-name="T7">&gt;</text:span><text:span text:style-name="T2"> maxPoint) {</text:span></text:p>
      <text:p text:style-name="Standard" loext:marker-style-name="T2"><text:span text:style-name="T2"><text:s text:c="12"/>maxPoint </text:span><text:span text:style-name="T7">=</text:span><text:span text:style-name="T2"> point;</text:span></text:p>
      <text:p text:style-name="Standard" loext:marker-style-name="T2"><text:soft-page-break/><text:span text:style-name="T2"><text:s text:c="8"/>}</text:span><text:span text:style-name="T2"/></text:p>
      <text:p text:style-name="Standard" loext:marker-style-name="T2"><text:span text:style-name="T2"><text:s text:c="4"/>}</text:span><text:span text:style-name="T2"/></text:p>
      <text:p text:style-name="Standard" loext:marker-style-name="T2"><text:span text:style-name="T2"><text:s text:c="4"/>cout </text:span><text:span text:style-name="T7">&lt;&lt;</text:span><text:span text:style-name="T2"> </text:span><text:span text:style-name="T3">"Точка с максимальными координатами: ("</text:span><text:span text:style-name="T2"> </text:span><text:span text:style-name="T7">&lt;&lt;</text:span><text:span text:style-name="T2"> maxPoint.x </text:span><text:span text:style-name="T7">&lt;&lt;</text:span><text:span text:style-name="T2"> </text:span><text:span text:style-name="T3">", "</text:span><text:span text:style-name="T2"> </text:span><text:span text:style-name="T7">&lt;&lt;</text:span><text:span text:style-name="T2"> maxPoint.y </text:span><text:span text:style-name="T7">&lt;&lt;</text:span><text:span text:style-name="T2"> </text:span><text:span text:style-name="T3">")"</text:span><text:span text:style-name="T2"> </text:span><text:span text:style-name="T7">&lt;&lt;</text:span><text:span text:style-name="T2"> endl;</text:span></text:p>
      <text:p text:style-name="Standard" loext:marker-style-name="T2"><text:span text:style-name="T2"><text:s text:c="4"/></text:span><text:span text:style-name="T5">///////////////////////////////////////////////////////////////////</text:span></text:p>
      <text:p text:style-name="P1" loext:marker-style-name="T2"/>
      <text:p text:style-name="P1" loext:marker-style-name="T2"/>
      <text:p text:style-name="P1" loext:marker-style-name="T2"/>
      <text:p text:style-name="Standard" loext:marker-style-name="T2"><text:span text:style-name="T2"><text:s text:c="4"/></text:span><text:span text:style-name="T5">///////////////////////////////////////////////////////////////////</text:span></text:p>
      <text:p text:style-name="Standard" loext:marker-style-name="T2"><text:span text:style-name="T2"><text:s text:c="4"/></text:span><text:span text:style-name="T5">// Поиск точки с наименьшими координатами</text:span></text:p>
      <text:p text:style-name="Standard" loext:marker-style-name="T2"><text:span text:style-name="T2"><text:s text:c="4"/></text:span><text:span text:style-name="T6">Point</text:span><text:span text:style-name="T2"> minPoint = points</text:span><text:span text:style-name="T7">[</text:span><text:span text:style-name="T2">0</text:span><text:span text:style-name="T7">]</text:span><text:span text:style-name="T2">;</text:span></text:p>
      <text:p text:style-name="Standard" loext:marker-style-name="T2"><text:span text:style-name="T2"><text:s text:c="4"/></text:span><text:span text:style-name="T4">for</text:span><text:span text:style-name="T2"> (</text:span><text:span text:style-name="T4">const</text:span><text:span text:style-name="T2"> </text:span><text:span text:style-name="T6">Point</text:span><text:span text:style-name="T2">&amp; point : points) {</text:span></text:p>
      <text:p text:style-name="Standard" loext:marker-style-name="T2"><text:span text:style-name="T2"><text:s text:c="8"/></text:span><text:span text:style-name="T4">if</text:span><text:span text:style-name="T2"> (point </text:span><text:span text:style-name="T7">&lt;</text:span><text:span text:style-name="T2"> minPoint) {</text:span></text:p>
      <text:p text:style-name="Standard" loext:marker-style-name="T2"><text:span text:style-name="T2"><text:s text:c="12"/>minPoint </text:span><text:span text:style-name="T7">=</text:span><text:span text:style-name="T2"> point;</text:span></text:p>
      <text:p text:style-name="Standard" loext:marker-style-name="T2"><text:span text:style-name="T2"><text:s text:c="8"/>}</text:span><text:span text:style-name="T2"/></text:p>
      <text:p text:style-name="Standard" loext:marker-style-name="T2"><text:span text:style-name="T2"><text:s text:c="4"/>}</text:span><text:span text:style-name="T2"/></text:p>
      <text:p text:style-name="Standard" loext:marker-style-name="T2"><text:span text:style-name="T2"><text:s text:c="4"/>cout </text:span><text:span text:style-name="T7">&lt;&lt;</text:span><text:span text:style-name="T2"> </text:span><text:span text:style-name="T3">"Точка с минимальными координатами: ("</text:span><text:span text:style-name="T2"> </text:span><text:span text:style-name="T7">&lt;&lt;</text:span><text:span text:style-name="T2"> minPoint.x </text:span><text:span text:style-name="T7">&lt;&lt;</text:span><text:span text:style-name="T2"> </text:span><text:span text:style-name="T3">", "</text:span><text:span text:style-name="T2"> </text:span><text:span text:style-name="T7">&lt;&lt;</text:span><text:span text:style-name="T2"> minPoint.y </text:span><text:span text:style-name="T7">&lt;&lt;</text:span><text:span text:style-name="T2"> </text:span><text:span text:style-name="T3">")"</text:span><text:span text:style-name="T2"> </text:span><text:span text:style-name="T7">&lt;&lt;</text:span><text:span text:style-name="T2"> endl;</text:span></text:p>
      <text:p text:style-name="Standard" loext:marker-style-name="T2"><text:span text:style-name="T2"><text:s text:c="4"/></text:span><text:span text:style-name="T5">///////////////////////////////////////////////////////////////////</text:span></text:p>
      <text:p text:style-name="P1" loext:marker-style-name="T2"/>
      <text:p text:style-name="P1" loext:marker-style-name="T2"/>
      <text:p text:style-name="P1" loext:marker-style-name="T2"/>
      <text:p text:style-name="Standard" loext:marker-style-name="T2"><text:span text:style-name="T2"><text:s text:c="4"/></text:span><text:span text:style-name="T5">///////////////////////////////////////////////////////////////////</text:span></text:p>
      <text:p text:style-name="Standard" loext:marker-style-name="T2"><text:span text:style-name="T2"><text:s text:c="4"/></text:span><text:span text:style-name="T5">// Вывод точек с одинаковыми координатами</text:span></text:p>
      <text:p text:style-name="Standard" loext:marker-style-name="T2"><text:span text:style-name="T2"><text:s text:c="4"/></text:span><text:span text:style-name="T4">for</text:span><text:span text:style-name="T2"> (</text:span><text:span text:style-name="T4">int</text:span><text:span text:style-name="T2"> i = 0; i &lt; points.size(); ++i) {</text:span></text:p>
      <text:p text:style-name="Standard" loext:marker-style-name="T2"><text:span text:style-name="T2"><text:s text:c="8"/></text:span><text:span text:style-name="T4">for</text:span><text:span text:style-name="T2"> (</text:span><text:span text:style-name="T4">int</text:span><text:span text:style-name="T2"> j = i + 1; j &lt; points.size(); ++j) {</text:span></text:p>
      <text:p text:style-name="Standard" loext:marker-style-name="T2"><text:span text:style-name="T2"><text:s text:c="12"/></text:span><text:span text:style-name="T4">if</text:span><text:span text:style-name="T2"> (points</text:span><text:span text:style-name="T7">[</text:span><text:span text:style-name="T2">i</text:span><text:span text:style-name="T7">]</text:span><text:span text:style-name="T2"> </text:span><text:span text:style-name="T7">!=</text:span><text:span text:style-name="T2"> points</text:span><text:span text:style-name="T7">[</text:span><text:span text:style-name="T2">j</text:span><text:span text:style-name="T7">]</text:span><text:span text:style-name="T2">) {</text:span></text:p>
      <text:p text:style-name="Standard" loext:marker-style-name="T2"><text:span text:style-name="T2"><text:s text:c="16"/>cout </text:span><text:span text:style-name="T7">&lt;&lt;</text:span><text:span text:style-name="T2"> </text:span><text:span text:style-name="T3">"Точки с одинаковыми координатами: ("</text:span><text:span text:style-name="T2"> </text:span><text:span text:style-name="T7">&lt;&lt;</text:span><text:span text:style-name="T2"> points</text:span><text:span text:style-name="T7">[</text:span><text:span text:style-name="T2">i</text:span><text:span text:style-name="T7">]</text:span><text:span text:style-name="T2">.x </text:span><text:span text:style-name="T7">&lt;&lt;</text:span><text:span text:style-name="T2"> </text:span><text:span text:style-name="T3">", "</text:span><text:span text:style-name="T2"> </text:span><text:span text:style-name="T7">&lt;&lt;</text:span><text:span text:style-name="T2"> points</text:span><text:span text:style-name="T7">[</text:span><text:span text:style-name="T2">i</text:span><text:span text:style-name="T7">]</text:span><text:span text:style-name="T2">.y </text:span><text:span text:style-name="T7">&lt;&lt;</text:span><text:span text:style-name="T2"> </text:span><text:span text:style-name="T3">") и ("</text:span><text:span text:style-name="T2"> </text:span><text:span text:style-name="T7">&lt;&lt;</text:span><text:span text:style-name="T2"> points</text:span><text:span text:style-name="T7">[</text:span><text:span text:style-name="T2">j</text:span><text:span text:style-name="T7">]</text:span><text:span text:style-name="T2">.x </text:span><text:span text:style-name="T7">&lt;&lt;</text:span><text:span text:style-name="T2"> </text:span><text:span text:style-name="T3">", "</text:span><text:span text:style-name="T2"> </text:span><text:span text:style-name="T7">&lt;&lt;</text:span><text:span text:style-name="T2"> points</text:span><text:span text:style-name="T7">[</text:span><text:span text:style-name="T2">j</text:span><text:span text:style-name="T7">]</text:span><text:span text:style-name="T2">.y </text:span><text:span text:style-name="T7">&lt;&lt;</text:span><text:span text:style-name="T2"> </text:span><text:span text:style-name="T3">")"</text:span><text:span text:style-name="T2"> </text:span><text:span text:style-name="T7">&lt;&lt;</text:span><text:span text:style-name="T2"> endl;</text:span></text:p>
      <text:p text:style-name="Standard" loext:marker-style-name="T2"><text:span text:style-name="T2"><text:s text:c="12"/>}</text:span><text:span text:style-name="T2"/></text:p>
      <text:p text:style-name="Standard" loext:marker-style-name="T2"><text:span text:style-name="T2"><text:s text:c="8"/>}</text:span><text:span text:style-name="T2"/></text:p>
      <text:p text:style-name="Standard" loext:marker-style-name="T2"><text:span text:style-name="T2"><text:s text:c="4"/>}</text:span><text:span text:style-name="T2"/></text:p>
      <text:p text:style-name="Standard" loext:marker-style-name="T2"><text:span text:style-name="T2"><text:s text:c="4"/></text:span><text:span text:style-name="T5">///////////////////////////////////////////////////////////////////</text:span></text:p>
      <text:p text:style-name="P1" loext:marker-style-name="T2"/>
      <text:p text:style-name="Standard" loext:marker-style-name="T2"><text:span text:style-name="T2"><text:s text:c="4"/></text:span><text:span text:style-name="T4">return</text:span><text:span text:style-name="T2"> 0;</text:span></text:p>
      <text:p text:style-name="Standard"><text:span text:style-name="T2">}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0:15:28.767000000</meta:creation-date>
    <dc:date>2024-03-04T10:15:32.846000000</dc:date>
    <meta:editing-duration>PT4S</meta:editing-duration>
    <meta:editing-cycles>1</meta:editing-cycles>
    <meta:document-statistic meta:table-count="0" meta:image-count="0" meta:object-count="0" meta:page-count="2" meta:paragraph-count="75" meta:word-count="333" meta:character-count="2846" meta:non-whitespace-character-count="2237"/>
    <meta:generator>LibreOffice/7.6.2.1$Windows_X86_64 LibreOffice_project/56f7684011345957bbf33a7ee678afaf4d2ba333</meta:generator>
  </office:meta>
</office:document-meta>
</file>